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oto Sans" svg:font-family="'Noto Sans'" style:font-family-generic="roman" style:font-pitch="variable"/>
    <style:font-face style:name="Tahoma" svg:font-family="Tahoma, Lucidasans, 'Lucida Sans', 'Arial Unicode M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99ccff" draw:textarea-horizontal-align="center" draw:textarea-vertical-align="middle" loext:decorative="false"/>
      <style:paragraph-properties style:writing-mode="lr-tb"/>
    </style:style>
    <style:style style:name="gr3" style:family="graphic" style:parent-style-name="standard">
      <style:graphic-properties svg:stroke-width="0.03cm" draw:marker-start-width="0.345cm" draw:marker-end-width="0.345cm" draw:fill="none" draw:fill-color="#ff0000" draw:textarea-horizontal-align="center" draw:textarea-vertical-align="middle" fo:padding-top="0.015cm" fo:padding-bottom="0.015cm" fo:padding-left="0.015cm" fo:padding-right="0.015cm" loext:decorative="false"/>
      <style:paragraph-properties style:writing-mode="lr-tb"/>
    </style:style>
    <style:style style:name="gr4" style:family="graphic" style:parent-style-name="standard">
      <style:graphic-properties svg:stroke-width="0.03cm" draw:marker-start-width="0.345cm" draw:marker-end-width="0.345cm" draw:fill="none" draw:fill-color="#ff00ff" draw:textarea-horizontal-align="center" draw:textarea-vertical-align="middle" fo:padding-top="0.015cm" fo:padding-bottom="0.015cm" fo:padding-left="0.015cm" fo:padding-right="0.015cm" loext:decorative="false"/>
      <style:paragraph-properties style:writing-mode="lr-tb"/>
    </style:style>
    <style:style style:name="gr5" style:family="graphic" style:parent-style-name="standard">
      <style:graphic-properties draw:fill="solid" draw:fill-color="#b2ff59" draw:textarea-horizontal-align="center" draw:textarea-vertical-align="middl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0.326cm" loext:decorative="false"/>
      <style:paragraph-properties style:writing-mode="lr-tb"/>
    </style:style>
    <style:style style:name="gr7" style:family="graphic" style:parent-style-name="standard">
      <style:graphic-properties draw:marker-end="Arrow" draw:marker-end-width="0.3cm" draw:fill="solid" draw:fill-color="#94bd5e" draw:textarea-horizontal-align="center" draw:textarea-vertical-align="middle" loext:decorative="false"/>
    </style:style>
    <style:style style:name="gr8" style:family="graphic" style:parent-style-name="standard">
      <style:graphic-properties draw:fill="solid" draw:fill-color="#ffcc99" draw:textarea-horizontal-align="center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91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4cm" fo:min-width="3.10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7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77cm" loext:decorative="false"/>
      <style:paragraph-properties style:writing-mode="lr-tb"/>
    </style:style>
    <style:style style:name="gr13" style:family="graphic" style:parent-style-name="standard">
      <style:graphic-properties draw:fill="solid" draw:fill-color="#ff8080" draw:textarea-horizontal-align="center" draw:textarea-vertical-align="middle" loext:decorative="false"/>
      <style:paragraph-properties style:writing-mode="lr-tb"/>
    </style:style>
    <style:style style:name="gr14" style:family="graphic" style:parent-style-name="standard">
      <style:graphic-properties draw:fill="solid" draw:fill-color="#ccccff" draw:textarea-horizontal-align="center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fill="solid" draw:fill-color="#9999cc" draw:textarea-horizontal-align="center" draw:textarea-vertical-align="middle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bf1238" draw:textarea-horizontal-align="justify" draw:textarea-vertical-align="middle" draw:auto-grow-height="false" fo:min-height="0.936cm" fo:min-width="9.936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stroke="none" draw:fill="solid" draw:fill-color="#4ba173" draw:textarea-horizontal-align="justify" draw:textarea-vertical-align="middle" draw:auto-grow-height="false" fo:min-height="0.936cm" fo:min-width="4.936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cc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3" style:family="paragraph">
      <loext:graphic-properties draw:fill="solid" draw:fill-color="#99ccff"/>
      <style:paragraph-properties fo:margin-left="0cm" fo:margin-right="0cm" fo:text-align="center" fo:text-indent="0cm"/>
      <style:text-properties style:font-name="IBM Plex Sans" fo:font-size="22pt" style:font-size-asian="22pt" style:font-size-complex="22pt"/>
    </style:style>
    <style:style style:name="P4" style:family="paragraph">
      <loext:graphic-properties draw:fill="solid" draw:fill-color="#99ccff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5" style:family="paragraph">
      <loext:graphic-properties draw:fill="solid" draw:fill-color="#99ccff"/>
      <style:paragraph-properties fo:margin-left="0cm" fo:margin-right="0cm" fo:text-align="center" fo:text-indent="0cm"/>
      <style:text-properties style:font-name="IBM Plex Sans" fo:font-size="16pt" style:font-size-asian="16pt" style:font-size-complex="16pt"/>
    </style:style>
    <style:style style:name="P6" style:family="paragraph">
      <loext:graphic-properties draw:fill="none" draw:fill-color="#ff0000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7" style:family="paragraph">
      <loext:graphic-properties draw:fill="none" draw:fill-color="#ff00ff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8" style:family="paragraph">
      <loext:graphic-properties draw:fill="solid" draw:fill-color="#b2ff59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IBM Plex Sans" fo:font-size="24pt" fo:font-weight="bold" style:font-size-asian="24pt" style:font-size-complex="24pt"/>
    </style:style>
    <style:style style:name="P11" style:family="paragraph">
      <loext:graphic-properties draw:fill="solid" draw:fill-color="#94bd5e"/>
      <style:paragraph-properties fo:text-align="center"/>
      <style:text-properties style:font-name="IBM Plex Sans"/>
    </style:style>
    <style:style style:name="P12" style:family="paragraph">
      <loext:graphic-properties draw:fill="solid" draw:fill-color="#ffcc99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IBM Plex Sans" fo:font-size="16pt" fo:font-weight="normal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/>
      <style:text-properties style:font-name="IBM Plex Sans" fo:font-size="18pt"/>
    </style:style>
    <style:style style:name="P17" style:family="paragraph">
      <loext:graphic-properties draw:fill="solid" draw:fill-color="#ff8080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18" style:family="paragraph">
      <loext:graphic-properties draw:fill="solid" draw:fill-color="#ccccff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19" style:family="paragraph">
      <loext:graphic-properties draw:fill="solid" draw:fill-color="#9999cc"/>
      <style:paragraph-properties fo:margin-left="0cm" fo:margin-right="0cm" fo:text-align="center" fo:text-indent="0cm"/>
      <style:text-properties style:font-name="IBM Plex Sans" fo:font-size="18pt" style:font-size-asian="18pt" style:font-size-complex="18pt"/>
    </style:style>
    <style:style style:name="P20" style:family="paragraph">
      <style:paragraph-properties fo:text-align="center" style:writing-mode="lr-tb"/>
      <style:text-properties fo:color="#ffffff" loext:opacity="100%" style:font-name="IBM Plex Sans" fo:font-size="14pt" style:font-size-asian="14pt" style:font-size-complex="14pt"/>
    </style:style>
    <style:style style:name="P21" style:family="paragraph">
      <loext:graphic-properties draw:fill="solid" draw:fill-color="#bf1238"/>
      <style:paragraph-properties fo:text-align="center" style:writing-mode="lr-tb"/>
      <style:text-properties fo:color="#ffffff" loext:opacity="100%" style:font-name="IBM Plex Sans" fo:font-size="14pt" style:font-size-asian="14pt" style:font-size-complex="14pt"/>
    </style:style>
    <style:style style:name="P22" style:family="paragraph">
      <loext:graphic-properties draw:fill="none"/>
      <style:text-properties style:font-name="IBM Plex Sans" fo:font-size="14pt" style:font-size-asian="14pt" style:font-size-complex="14pt"/>
    </style:style>
    <style:style style:name="P23" style:family="paragraph">
      <loext:graphic-properties draw:fill="solid" draw:fill-color="#4ba173"/>
      <style:paragraph-properties fo:text-align="center" style:writing-mode="lr-tb"/>
      <style:text-properties fo:color="#ffffff" loext:opacity="100%" style:font-name="IBM Plex Sans" fo:font-size="14pt" style:font-size-asian="14pt" style:font-size-complex="14pt"/>
    </style:style>
    <style:style style:name="T1" style:family="text">
      <style:text-properties style:font-name="IBM Plex Sans" fo:font-size="18pt" style:font-size-asian="18pt" style:font-size-complex="18pt"/>
    </style:style>
    <style:style style:name="T2" style:family="text">
      <style:text-properties style:font-name="IBM Plex Sans" fo:font-size="22pt" style:font-size-asian="22pt" style:font-size-complex="22pt"/>
    </style:style>
    <style:style style:name="T3" style:family="text">
      <style:text-properties style:font-name="IBM Plex Sans" fo:font-size="16pt" style:font-size-asian="16pt" style:font-size-complex="16pt"/>
    </style:style>
    <style:style style:name="T4" style:family="text">
      <style:text-properties style:font-name="IBM Plex Sans" fo:font-size="24pt" fo:font-weight="bold" style:font-size-asian="24pt" style:font-size-complex="24pt"/>
    </style:style>
    <style:style style:name="T5" style:family="text">
      <style:text-properties style:font-name="IBM Plex Sans" fo:font-size="16pt" fo:font-weight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IBM Plex Sans" fo:font-size="18pt" fo:font-style="normal" fo:text-shadow="none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7" style:family="text">
      <style:text-properties fo:color="#ffffff" loext:opacity="100%" style:font-name="IBM Plex Sans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29cm" svg:height="1.069cm" svg:x="4.677cm" svg:y="10.448cm">
          <text:p text:style-name="P1"><text:span text:style-name="T1">VFS</text:span></text:p>
        </draw:rect>
        <draw:rect draw:style-name="gr2" draw:text-style-name="P3" draw:layer="layout" svg:width="9.776cm" svg:height="3.442cm" svg:x="4.677cm" svg:y="6.792cm">
          <text:p text:style-name="P1"><text:span text:style-name="T2">NFS v4</text:span></text:p>
        </draw:rect>
        <draw:rect draw:style-name="gr2" draw:text-style-name="P4" draw:layer="layout" svg:width="5.953cm" svg:height="1.068cm" svg:x="8.5cm" svg:y="9.166cm">
          <text:p text:style-name="P1"><text:span text:style-name="T1">Compound</text:span></text:p>
        </draw:rect>
        <draw:rect draw:style-name="gr1" draw:text-style-name="P2" draw:layer="layout" svg:width="3.529cm" svg:height="1.069cm" svg:x="4.677cm" svg:y="11.803cm">
          <text:p text:style-name="P1"><text:span text:style-name="T1">FS</text:span></text:p>
        </draw:rect>
        <draw:rect draw:style-name="gr2" draw:text-style-name="P5" draw:layer="layout" svg:width="5.951cm" svg:height="1.069cm" svg:x="8.54cm" svg:y="13.122cm">
          <text:p text:style-name="P1"><text:span text:style-name="T3">Transport Switch</text:span></text:p>
        </draw:rect>
        <draw:rect draw:style-name="gr2" draw:text-style-name="P4" draw:layer="layout" svg:width="5.951cm" svg:height="1.069cm" svg:x="8.54cm" svg:y="11.768cm">
          <text:p text:style-name="P1"><text:span text:style-name="T1">XDR</text:span></text:p>
        </draw:rect>
        <draw:rect draw:style-name="gr2" draw:text-style-name="P4" draw:layer="layout" svg:width="5.951cm" svg:height="1.069cm" svg:x="8.54cm" svg:y="10.448cm">
          <text:p text:style-name="P1"><text:span text:style-name="T1">RPC</text:span></text:p>
        </draw:rect>
        <draw:rect draw:style-name="gr3" draw:text-style-name="P6" draw:layer="layout" svg:width="10.332cm" svg:height="1.069cm" svg:x="4.121cm" svg:y="17.149cm">
          <text:p text:style-name="P1"><text:span text:style-name="T1">Drivers</text:span></text:p>
        </draw:rect>
        <draw:rect draw:style-name="gr4" draw:text-style-name="P7" draw:layer="layout" svg:width="4.085cm" svg:height="1.069cm" svg:x="4.121cm" svg:y="18.861cm">
          <text:p text:style-name="P1"><text:span text:style-name="T1">Disks</text:span></text:p>
        </draw:rect>
        <draw:rect draw:style-name="gr4" draw:text-style-name="P7" draw:layer="layout" svg:width="5.952cm" svg:height="1.069cm" svg:x="8.584cm" svg:y="18.861cm">
          <text:p text:style-name="P1"><text:span text:style-name="T1">Ethernet Cards</text:span></text:p>
        </draw:rect>
        <draw:rect draw:style-name="gr5" draw:text-style-name="P8" draw:layer="layout" svg:width="2.741cm" svg:height="1.202cm" draw:transform="rotate (1.5707963267949) translate (14.765cm 6.189cm)">
          <text:p text:style-name="P1"><text:span text:style-name="T1">Kerberos</text:span></text:p>
        </draw:rect>
        <draw:rect draw:style-name="gr5" draw:text-style-name="P8" draw:layer="layout" svg:width="2.706cm" svg:height="1.051cm" draw:transform="rotate (1.5707963267949) translate (16.311cm 6.189cm)">
          <text:p text:style-name="P1"><text:span text:style-name="T1">SPKM</text:span></text:p>
        </draw:rect>
        <draw:frame draw:style-name="gr6" draw:text-style-name="P10" draw:layer="layout" svg:width="10.326cm" svg:height="1.157cm" svg:x="3.837cm" svg:y="0.2cm">
          <draw:text-box>
            <text:p text:style-name="P9"><text:span text:style-name="T4">Linux NFSv4 Architecture</text:span></text:p>
          </draw:text-box>
        </draw:frame>
        <draw:line draw:style-name="gr7" draw:text-style-name="P11" draw:layer="layout" svg:x1="6.201cm" svg:y1="13.249cm" svg:x2="6.201cm" svg:y2="16.849cm">
          <text:p/>
        </draw:line>
        <draw:rect draw:style-name="gr5" draw:text-style-name="P8" draw:layer="layout" svg:width="2.559cm" svg:height="1.069cm" svg:x="14.765cm" svg:y="2.11cm">
          <text:p text:style-name="P1"><text:span text:style-name="T1">gssd</text:span></text:p>
        </draw:rect>
        <draw:rect draw:style-name="gr8" draw:text-style-name="P12" draw:layer="layout" svg:width="3.085cm" svg:height="1.691cm" draw:transform="rotate (1.5707963267949) translate (2.663cm 6.029cm)">
          <text:p text:style-name="P1"><text:span text:style-name="T1">ACLs</text:span></text:p>
        </draw:rect>
        <draw:frame draw:style-name="gr9" draw:text-style-name="P13" draw:layer="layout" svg:width="1.919cm" svg:height="0.767cm" svg:x="2.681cm" svg:y="5.377cm">
          <draw:text-box>
            <text:p text:style-name="P9"><text:span text:style-name="T5">Client</text:span></text:p>
          </draw:text-box>
        </draw:frame>
        <draw:frame draw:style-name="gr10" draw:text-style-name="P14" draw:layer="layout" svg:width="3.102cm" svg:height="1.844cm" draw:transform="rotate (1.5707963267949) translate (4.977cm 10.05cm)">
          <draw:text-box>
            <text:p text:style-name="P1"><text:span text:style-name="T1">Lock</text:span></text:p>
            <text:p text:style-name="P1"><text:span text:style-name="T1">Manager</text:span></text:p>
          </draw:text-box>
        </draw:frame>
        <draw:rect draw:style-name="gr8" draw:text-style-name="P12" draw:layer="layout" svg:width="3.468cm" svg:height="1.692cm" draw:transform="rotate (1.5707963267949) translate (2.662cm 10.234cm)">
          <text:p text:style-name="P1"><text:span text:style-name="T1">NFS</text:span></text:p>
          <text:p text:style-name="P1"><text:span text:style-name="T1">ACLs</text:span></text:p>
        </draw:rect>
        <draw:frame draw:style-name="gr11" draw:text-style-name="P13" draw:layer="layout" svg:width="2.178cm" svg:height="0.767cm" svg:x="2.649cm" svg:y="9.567cm">
          <draw:text-box>
            <text:p text:style-name="P9"><text:span text:style-name="T5">Server</text:span></text:p>
          </draw:text-box>
        </draw:frame>
        <draw:rect draw:style-name="gr8" draw:text-style-name="P16" draw:layer="layout" svg:width="2.35cm" svg:height="1.705cm" draw:transform="rotate (1.5707963267949) translate (2.649cm 12.857cm)">
          <text:p text:style-name="P15"><text:span text:style-name="T6">POSIX</text:span></text:p>
          <text:p text:style-name="P15"><text:span text:style-name="T6"><text:s/>ACLs</text:span></text:p>
        </draw:rect>
        <draw:frame draw:style-name="gr12" draw:text-style-name="P13" draw:layer="layout" svg:width="2.177cm" svg:height="0.767cm" svg:x="2.616cm" svg:y="12.857cm">
          <draw:text-box>
            <text:p text:style-name="P9"><text:span text:style-name="T5">Server</text:span></text:p>
          </draw:text-box>
        </draw:frame>
        <draw:rect draw:style-name="gr5" draw:text-style-name="P8" draw:layer="layout" svg:width="2.559cm" svg:height="0.771cm" svg:x="14.765cm" svg:y="6.793cm">
          <text:p text:style-name="P1"><text:span text:style-name="T1">gss</text:span></text:p>
        </draw:rect>
        <draw:rect draw:style-name="gr5" draw:text-style-name="P8" draw:layer="layout" svg:width="3cm" svg:height="1.2cm" draw:transform="rotate (1.5707963267949) translate (14.774cm 10.8cm)">
          <text:p text:style-name="P1"><text:span text:style-name="T1">Kerberos</text:span></text:p>
        </draw:rect>
        <draw:rect draw:style-name="gr5" draw:text-style-name="P8" draw:layer="layout" svg:width="3cm" svg:height="1cm" draw:transform="rotate (1.5707963267949) translate (16.274cm 10.8cm)">
          <text:p text:style-name="P1"><text:span text:style-name="T1">SPKM</text:span></text:p>
        </draw:rect>
        <draw:rect draw:style-name="gr2" draw:text-style-name="P4" draw:layer="layout" svg:width="3.921cm" svg:height="1.131cm" draw:transform="rotate (1.5707963267949) translate (8.82cm 6.017cm)">
          <text:p text:style-name="P1"><text:span text:style-name="T1">IDMAP</text:span></text:p>
        </draw:rect>
        <draw:rect draw:style-name="gr13" draw:text-style-name="P17" draw:layer="layout" svg:width="2.673cm" svg:height="1.069cm" svg:x="10.291cm" svg:y="4.959cm">
          <text:p text:style-name="P1"><text:span text:style-name="T1">TI-RPC</text:span></text:p>
        </draw:rect>
        <draw:rect draw:style-name="gr2" draw:text-style-name="P4" draw:layer="layout" svg:width="2.657cm" svg:height="1.229cm" draw:transform="rotate (1.5707963267949) translate (10.336cm 4.737cm)">
          <text:p text:style-name="P1"><text:span text:style-name="T1">mount</text:span></text:p>
        </draw:rect>
        <draw:rect draw:style-name="gr14" draw:text-style-name="P18" draw:layer="layout" svg:width="4.504cm" svg:height="1.069cm" svg:x="9.953cm" svg:y="14.512cm">
          <text:p text:style-name="P1"><text:span text:style-name="T1">TCP</text:span></text:p>
        </draw:rect>
        <draw:rect draw:style-name="gr15" draw:text-style-name="P19" draw:layer="layout" svg:width="2.423cm" svg:height="1.175cm" draw:transform="rotate (1.5707963267949) translate (8.54cm 16.884cm)">
          <text:p text:style-name="P1"><text:span text:style-name="T1">RDMA</text:span></text:p>
        </draw:rect>
        <draw:rect draw:style-name="gr13" draw:text-style-name="P17" draw:layer="layout" svg:width="2.188cm" svg:height="1.069cm" svg:x="12.309cm" svg:y="15.798cm">
          <text:p text:style-name="P1"><text:span text:style-name="T1">IPv6</text:span></text:p>
        </draw:rect>
        <draw:rect draw:style-name="gr14" draw:text-style-name="P18" draw:layer="layout" svg:width="2.023cm" svg:height="1.069cm" svg:x="9.953cm" svg:y="15.798cm">
          <text:p text:style-name="P1"><text:span text:style-name="T1">IPv4</text:span></text:p>
        </draw:rect>
        <draw:rect draw:style-name="gr2" draw:text-style-name="P4" draw:layer="layout" svg:width="1.738cm" svg:height="1.13cm" draw:transform="rotate (1.5707963267949) translate (5.741cm 6.029cm)">
          <text:p text:style-name="P1"><text:span text:style-name="T1">nfsd</text:span></text:p>
        </draw:rect>
        <draw:frame draw:style-name="gr9" draw:text-style-name="P13" draw:layer="layout" svg:width="1.919cm" svg:height="0.767cm" svg:x="11.616cm" svg:y="4.044cm">
          <draw:text-box>
            <text:p text:style-name="P9"><text:span text:style-name="T5">Client</text:span></text:p>
          </draw:text-box>
        </draw:frame>
        <draw:custom-shape draw:style-name="gr16" draw:text-style-name="P21" draw:layer="layout" svg:width="10cm" svg:height="1cm" draw:transform="rotate (1.5707963267949) translate (0.6cm 17.4cm)">
          <text:p text:style-name="P20"><text:span text:style-name="T7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7" draw:text-style-name="P22" draw:layer="layout" svg:x1="1.337cm" svg:y1="6.494cm" svg:x2="17.585cm" svg:y2="6.408cm">
          <text:p/>
        </draw:line>
        <draw:custom-shape draw:style-name="gr18" draw:text-style-name="P23" draw:layer="layout" svg:width="5cm" svg:height="1cm" draw:transform="rotate (1.5707963267949) translate (0.6cm 6cm)">
          <text:p text:style-name="P20"><text:span text:style-name="T7">user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9" draw:text-style-name="P22" draw:layer="layout" svg:x1="2.502cm" svg:y1="18.491cm" svg:x2="15.513cm" svg:y2="18.55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oto Sans" svg:font-family="'Noto Sans'" style:font-family-generic="roman" style:font-pitch="variable"/>
    <style:font-face style:name="Tahoma" svg:font-family="Tahoma, Lucidasans, 'Lucida Sans', 'Arial Unicode MS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Nimbus Sans 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1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meta:creation-date>2005-01-21T10:03:47</meta:creation-date>
    <dc:date>2025-09-02T07:46:21.191405000</dc:date>
    <meta:print-date>2005-01-27T15:08:30</meta:print-date>
    <dc:language>en-US</dc:language>
    <meta:editing-cycles>69</meta:editing-cycles>
    <meta:editing-duration>P6DT9H23M49S</meta:editing-duration>
    <dc:creator>Philippe Latu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